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T2" style:parent-style-name="Standardskrifttypeiafsnit" style:family="text">
      <style:text-properties style:font-name="Arial" style:font-name-complex="Arial" fo:font-size="12.5pt" style:font-size-asian="12.5pt" style:font-size-complex="12.5pt"/>
    </style:style>
    <style:style style:name="P3" style:parent-style-name="Normal" style:family="paragraph">
      <style:text-properties fo:language="da" fo:country="DK"/>
    </style:style>
    <style:style style:name="T4" style:parent-style-name="Standardskrifttypeiafsnit" style:family="text">
      <style:text-properties style:font-name="Arial" style:font-name-complex="Arial" fo:font-size="12.5pt" style:font-size-asian="12.5pt" style:font-size-complex="12.5pt"/>
    </style:style>
    <style:style style:name="P5" style:parent-style-name="Normal" style:family="paragraph">
      <style:text-properties fo:language="da" fo:country="DK"/>
    </style:style>
    <style:style style:name="P6" style:parent-style-name="Normal" style:family="paragraph">
      <style:text-properties fo:language="da" fo:country="DK"/>
    </style:style>
    <style:style style:name="T7" style:parent-style-name="Standardskrifttypeiafsnit" style:family="text">
      <style:text-properties style:font-name="Arial" style:font-name-complex="Arial" fo:font-size="12.5pt" style:font-size-asian="12.5pt" style:font-size-complex="12.5pt"/>
    </style:style>
    <style:style style:name="T8" style:parent-style-name="Standardskrifttypeiafsnit" style:family="text">
      <style:text-properties style:font-name="Arial" style:font-name-complex="Arial" fo:font-size="12.5pt" style:font-size-asian="12.5pt" style:font-size-complex="12.5pt" fo:language="en" fo:country="US"/>
    </style:style>
    <style:style style:name="P9" style:parent-style-name="Normal" style:family="paragraph">
      <style:text-properties fo:language="da" fo:country="DK"/>
    </style:style>
    <style:style style:name="P10" style:parent-style-name="Normal" style:family="paragraph">
      <style:text-properties fo:language="da" fo:country="DK"/>
    </style:style>
    <style:style style:name="P11" style:parent-style-name="Normal" style:family="paragraph">
      <style:text-properties fo:language="da" fo:country="DK"/>
    </style:style>
    <style:style style:name="P12" style:parent-style-name="Normal" style:family="paragraph">
      <style:text-properties fo:language="da" fo:country="DK"/>
    </style:style>
    <style:style style:name="P13" style:parent-style-name="Normal" style:family="paragraph">
      <style:text-properties fo:language="da" fo:country="DK"/>
    </style:style>
    <style:style style:name="T14" style:parent-style-name="Standardskrifttypeiafsnit" style:family="text">
      <style:text-properties style:font-name="Arial" style:font-name-complex="Arial" fo:font-size="12.5pt" style:font-size-asian="12.5pt" style:font-size-complex="12.5pt"/>
    </style:style>
    <style:style style:name="P15" style:parent-style-name="Normal" style:family="paragraph">
      <style:text-properties fo:language="da" fo:country="DK"/>
    </style:style>
    <style:style style:name="P16" style:parent-style-name="Normal" style:family="paragraph">
      <style:text-properties fo:language="da" fo:country="DK"/>
    </style:style>
    <style:style style:name="P17" style:parent-style-name="Normal" style:family="paragraph">
      <style:text-properties fo:language="da" fo:country="DK"/>
    </style:style>
    <style:style style:name="P1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1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2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21" style:parent-style-name="Normal" style:family="paragraph">
      <style:text-properties fo:language="da" fo:country="DK"/>
    </style:style>
    <style:style style:name="T22" style:parent-style-name="hljs-string" style:family="text">
      <style:text-properties style:font-name="Segoe UI Emoji" style:font-name-complex="Segoe UI Emoji"/>
    </style:style>
    <style:style style:name="T23" style:parent-style-name="hljs-string" style:family="text">
      <style:text-properties style:font-name="Arial" style:font-name-complex="Arial"/>
    </style:style>
    <style:style style:name="T24" style:parent-style-name="hljs-string" style:family="text">
      <style:text-properties style:font-name="Arial" style:font-name-complex="Arial"/>
    </style:style>
    <style:style style:name="P25" style:parent-style-name="Normal" style:family="paragraph">
      <style:text-properties fo:language="da" fo:country="DK"/>
    </style:style>
    <style:style style:name="P26" style:parent-style-name="Normal" style:family="paragraph">
      <style:text-properties fo:language="da" fo:country="DK"/>
    </style:style>
    <style:style style:name="P27" style:parent-style-name="Normal" style:family="paragraph">
      <style:text-properties fo:language="da" fo:country="DK"/>
    </style:style>
    <style:style style:name="P28" style:parent-style-name="Normal" style:family="paragraph">
      <style:text-properties fo:language="en" fo:country="US"/>
    </style:style>
    <style:style style:name="T29" style:parent-style-name="Standardskrifttypeiafsnit" style:family="text">
      <style:text-properties style:font-name="Arial" style:font-name-complex="Arial" fo:font-size="12.5pt" style:font-size-asian="12.5pt" style:font-size-complex="12.5pt"/>
    </style:style>
    <style:style style:name="T30" style:parent-style-name="Standardskrifttypeiafsnit" style:family="text">
      <style:text-properties style:font-name="Arial" style:font-name-complex="Arial" fo:font-size="12.5pt" style:font-size-asian="12.5pt" style:font-size-complex="12.5pt" fo:language="en" fo:country="US"/>
    </style:style>
    <style:style style:name="T31" style:parent-style-name="Standardskrifttypeiafsnit" style:family="text">
      <style:text-properties style:font-name="Arial" style:font-name-complex="Arial" fo:font-size="12.5pt" style:font-size-asian="12.5pt" style:font-size-complex="12.5pt"/>
    </style:style>
    <style:style style:name="T32" style:parent-style-name="Standardskrifttypeiafsnit" style:family="text">
      <style:text-properties style:font-name="Arial" style:font-name-complex="Arial" fo:font-size="12.5pt" style:font-size-asian="12.5pt" style:font-size-complex="12.5pt" fo:language="en" fo:country="US"/>
    </style:style>
    <style:style style:name="T33" style:parent-style-name="Standardskrifttypeiafsnit" style:family="text">
      <style:text-properties style:font-name="Arial" style:font-name-complex="Arial" fo:font-size="12.5pt" style:font-size-asian="12.5pt" style:font-size-complex="12.5pt"/>
    </style:style>
    <style:style style:name="T34" style:parent-style-name="Standardskrifttypeiafsnit" style:family="text">
      <style:text-properties style:font-name="Arial" style:font-name-complex="Arial" fo:font-size="12.5pt" style:font-size-asian="12.5pt" style:font-size-complex="12.5pt" fo:language="en" fo:country="US"/>
    </style:style>
    <style:style style:name="T35" style:parent-style-name="Standardskrifttypeiafsnit" style:family="text">
      <style:text-properties style:font-name="Arial" style:font-name-complex="Arial" fo:font-size="12.5pt" style:font-size-asian="12.5pt" style:font-size-complex="12.5pt"/>
    </style:style>
    <style:style style:name="P36" style:parent-style-name="Normal" style:family="paragraph">
      <style:paragraph-properties fo:text-indent="0.5in"/>
    </style:style>
    <style:style style:name="T37" style:parent-style-name="Standardskrifttypeiafsnit" style:family="text">
      <style:text-properties style:font-name="Arial" style:font-name-complex="Arial" fo:font-size="12.5pt" style:font-size-asian="12.5pt" style:font-size-complex="12.5pt"/>
    </style:style>
    <style:style style:name="T38" style:parent-style-name="Standardskrifttypeiafsnit" style:family="text">
      <style:text-properties style:font-name="Courier New" style:font-name-complex="Courier New" fo:font-size="8.5pt" style:font-size-asian="8.5pt" style:font-size-complex="8.5pt"/>
    </style:style>
    <style:style style:name="T39" style:parent-style-name="Standardskrifttypeiafsnit" style:family="text">
      <style:text-properties style:font-name="Arial" style:font-name-complex="Arial" fo:font-size="12.5pt" style:font-size-asian="12.5pt" style:font-size-complex="12.5pt"/>
    </style:style>
    <style:style style:name="P40" style:parent-style-name="Normal" style:family="paragraph">
      <style:text-properties fo:language="da" fo:country="DK"/>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da" fo:country="DK"/>
    </style:style>
    <style:style style:name="P46" style:parent-style-name="Normal" style:family="paragraph">
      <style:text-properties fo:language="da" fo:country="DK"/>
    </style:style>
    <style:style style:name="P47" style:parent-style-name="Normal" style:family="paragraph">
      <style:text-properties fo:language="da" fo:country="DK"/>
    </style:style>
    <style:style style:name="P48" style:parent-style-name="Normal" style:family="paragraph">
      <style:text-properties fo:language="da" fo:country="DK"/>
    </style:style>
    <style:style style:name="P49" style:parent-style-name="Normal" style:family="paragraph">
      <style:text-properties fo:language="da" fo:country="DK"/>
    </style:style>
    <style:style style:name="P50" style:parent-style-name="Normal" style:family="paragraph">
      <style:text-properties fo:language="da" fo:country="DK"/>
    </style:style>
    <style:style style:name="T51" style:parent-style-name="Standardskrifttypeiafsnit" style:family="text">
      <style:text-properties style:font-name="Arial" style:font-name-complex="Arial" fo:font-size="12.5pt" style:font-size-asian="12.5pt" style:font-size-complex="12.5pt"/>
    </style:style>
    <style:style style:name="P52" style:parent-style-name="Normal" style:family="paragraph">
      <style:text-properties fo:language="da" fo:country="DK"/>
    </style:style>
    <style:style style:name="P53" style:parent-style-name="Normal" style:family="paragraph">
      <style:text-properties fo:language="da" fo:country="DK"/>
    </style:style>
    <style:style style:name="P54" style:parent-style-name="Normal" style:family="paragraph">
      <style:text-properties fo:language="da" fo:country="DK"/>
    </style:style>
    <style:style style:name="T55" style:parent-style-name="Standardskrifttypeiafsnit" style:family="text">
      <style:text-properties style:font-name="Arial" style:font-name-complex="Arial" fo:font-size="12.5pt" style:font-size-asian="12.5pt" style:font-size-complex="12.5pt"/>
    </style:style>
    <style:style style:name="P56" style:parent-style-name="Normal" style:family="paragraph">
      <style:text-properties fo:language="da" fo:country="DK"/>
    </style:style>
    <style:style style:name="P57" style:parent-style-name="Normal" style:family="paragraph">
      <style:text-properties fo:language="da" fo:country="DK"/>
    </style:style>
    <style:style style:name="P58" style:parent-style-name="Normal" style:family="paragraph">
      <style:text-properties fo:language="da" fo:country="DK"/>
    </style:style>
    <style:style style:name="P59" style:parent-style-name="Normal" style:family="paragraph">
      <style:text-properties fo:language="da" fo:country="DK"/>
    </style:style>
    <style:style style:name="T60" style:parent-style-name="Standardskrifttypeiafsnit" style:family="text">
      <style:text-properties style:font-name="Arial" style:font-name-complex="Arial" fo:font-size="12.5pt" style:font-size-asian="12.5pt" style:font-size-complex="12.5pt"/>
    </style:style>
    <style:style style:name="P61" style:parent-style-name="Normal" style:family="paragraph">
      <style:text-properties fo:language="da" fo:country="DK"/>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T65" style:parent-style-name="Standardskrifttypeiafsnit" style:family="text">
      <style:text-properties fo:language="da" fo:country="DK"/>
    </style:style>
    <style:style style:name="T66" style:parent-style-name="Standardskrifttypeiafsnit" style:family="text">
      <style:text-properties fo:language="da" fo:country="DK"/>
    </style:style>
    <style:style style:name="T67" style:parent-style-name="Standardskrifttypeiafsnit" style:family="text">
      <style:text-properties fo:language="da" fo:country="DK"/>
    </style:style>
    <style:style style:name="T68" style:parent-style-name="Standardskrifttypeiafsnit" style:family="text">
      <style:text-properties fo:language="da" fo:country="DK"/>
    </style:style>
    <style:style style:name="T69" style:parent-style-name="Standardskrifttypeiafsnit" style:family="text">
      <style:text-properties fo:language="da" fo:country="DK"/>
    </style:style>
    <style:style style:name="P70" style:parent-style-name="Normal" style:family="paragraph">
      <style:text-properties fo:language="da" fo:country="DK"/>
    </style:style>
    <style:style style:name="P71" style:parent-style-name="Normal" style:family="paragraph">
      <style:text-properties fo:language="da" fo:country="DK"/>
    </style:style>
    <style:style style:name="P72" style:parent-style-name="Normal" style:family="paragraph">
      <style:text-properties fo:language="en" fo:country="US"/>
    </style:style>
    <style:style style:name="P73" style:parent-style-name="Listeafsnit" style:list-style-name="LFO1" style:family="paragraph"/>
    <style:style style:name="T74" style:parent-style-name="Standardskrifttypeiafsnit" style:family="text">
      <style:text-properties style:font-name="Arial" style:font-name-complex="Arial" fo:font-size="12.5pt" style:font-size-asian="12.5pt" style:font-size-complex="12.5pt"/>
    </style:style>
    <style:style style:name="T75" style:parent-style-name="Standardskrifttypeiafsnit" style:family="text">
      <style:text-properties style:font-name="Arial" style:font-name-complex="Arial" fo:font-size="12.5pt" style:font-size-asian="12.5pt" style:font-size-complex="12.5pt" fo:language="en" fo:country="US"/>
    </style:style>
    <style:style style:name="T76" style:parent-style-name="Standardskrifttypeiafsnit" style:family="text">
      <style:text-properties style:font-name="Arial" style:font-name-complex="Arial" fo:font-size="12.5pt" style:font-size-asian="12.5pt" style:font-size-complex="12.5pt"/>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Standardskrifttypeiafsnit" style:family="text">
      <style:text-properties style:font-name="Arial" style:font-name-complex="Arial" fo:font-size="12.5pt" style:font-size-asian="12.5pt" style:font-size-complex="12.5pt"/>
    </style:style>
    <style:style style:name="T125" style:parent-style-name="Standardskrifttypeiafsnit" style:family="text">
      <style:text-properties style:font-name="Arial" style:font-name-complex="Arial" fo:font-size="12.5pt" style:font-size-asian="12.5pt" style:font-size-complex="12.5pt" fo:language="en" fo:country="US"/>
    </style:style>
    <style:style style:name="T126" style:parent-style-name="Standardskrifttypeiafsnit" style:family="text">
      <style:text-properties style:font-name="Arial" style:font-name-complex="Arial" fo:font-size="12.5pt" style:font-size-asian="12.5pt" style:font-size-complex="12.5pt"/>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da" fo:country="DK"/>
    </style:style>
    <style:style style:name="T132" style:parent-style-name="Standardskrifttypeiafsnit" style:family="text">
      <style:text-properties style:font-name="Arial" style:font-name-complex="Arial" fo:font-size="12.5pt" style:font-size-asian="12.5pt" style:font-size-complex="12.5pt"/>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T144" style:parent-style-name="Standardskrifttypeiafsnit" style:family="text">
      <style:text-properties fo:language="en" fo:country="US"/>
    </style:style>
    <style:style style:name="T145" style:parent-style-name="Standardskrifttypeiafsnit" style:family="text">
      <style:text-properties fo:language="da" fo:country="DK"/>
    </style:style>
    <style:style style:name="T146" style:parent-style-name="Standardskrifttypeiafsnit" style:family="text">
      <style:text-properties style:font-name="Arial" style:font-name-complex="Arial" fo:font-size="12.5pt" style:font-size-asian="12.5pt" style:font-size-complex="12.5pt"/>
    </style:style>
    <style:style style:name="P147" style:parent-style-name="Normal" style:family="paragraph">
      <style:text-properties fo:language="da" fo:country="DK"/>
    </style:style>
    <style:style style:name="P148" style:parent-style-name="Normal" style:family="paragraph">
      <style:text-properties fo:language="da" fo:country="DK"/>
    </style:style>
    <style:style style:name="P149" style:parent-style-name="Normal" style:family="paragraph">
      <style:text-properties fo:language="da" fo:country="DK"/>
    </style:style>
    <style:style style:name="P150" style:parent-style-name="Normal" style:family="paragraph">
      <style:text-properties fo:language="da" fo:country="DK"/>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da" fo:country="DK"/>
    </style:style>
    <style:style style:name="P189" style:parent-style-name="Normal" style:family="paragraph">
      <style:text-properties fo:language="da" fo:country="DK"/>
    </style:style>
    <style:style style:name="P190" style:parent-style-name="Normal" style:family="paragraph">
      <style:text-properties fo:language="da" fo:country="DK"/>
    </style:style>
    <style:style style:name="T191" style:parent-style-name="Standardskrifttypeiafsnit" style:family="text">
      <style:text-properties style:font-name="Arial" style:font-name-complex="Arial" fo:font-size="11.5pt" style:font-size-asian="11.5pt" style:font-size-complex="11.5pt"/>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0"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1"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2"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3"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4"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5"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6"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7"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8"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09"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10"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11" style:parent-style-name="Normal" style:family="paragraph">
      <style:paragraph-properties style:vertical-align="auto" fo:margin-bottom="0in" fo:line-height="100%"/>
      <style:text-properties style:font-name="Times New Roman" style:font-name-asian="Times New Roman" fo:font-size="12pt" style:font-size-asian="12pt" style:font-size-complex="12pt" fo:language="en" fo:country="DK" style:language-asian="en" style:country-asian="DK" fo:hyphenate="true"/>
    </style:style>
    <style:style style:name="P212" style:parent-style-name="Normal" style:family="paragraph">
      <style:text-properties style:font-name="Times New Roman" style:font-name-asian="Times New Roman" fo:font-size="12pt" style:font-size-asian="12pt" style:font-size-complex="12pt" fo:language="en" fo:country="DK" style:language-asian="en" style:country-asian="DK"/>
    </style:style>
    <style:style style:name="P213" style:parent-style-name="Normal" style:family="paragraph">
      <style:text-properties style:font-name="Times New Roman" style:font-name-asian="Times New Roman" fo:font-size="12pt" style:font-size-asian="12pt" style:font-size-complex="12pt" fo:language="en" fo:country="DK" style:language-asian="en" style:country-asian="DK"/>
    </style:style>
    <style:style style:name="T214" style:parent-style-name="Standardskrifttypeiafsnit" style:family="text">
      <style:text-properties style:font-name="Arial" style:font-name-complex="Arial" fo:font-size="10.5pt" style:font-size-asian="10.5pt" style:font-size-complex="10.5pt"/>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T219" style:parent-style-name="Standardskrifttypeiafsnit" style:family="text">
      <style:text-properties style:font-name="Arial" style:font-name-complex="Arial" fo:font-size="10.5pt" style:font-size-asian="10.5pt" style:font-size-complex="10.5pt"/>
    </style:style>
    <style:style style:name="T220" style:parent-style-name="Standardskrifttypeiafsnit" style:family="text">
      <style:text-properties style:font-name="Arial" style:font-name-complex="Arial" fo:font-size="10.5pt" style:font-size-asian="10.5pt" style:font-size-complex="10.5pt"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T227" style:parent-style-name="Standardskrifttypeiafsnit" style:family="text">
      <style:text-properties style:font-name="Arial" style:font-name-complex="Arial" fo:font-size="10.5pt" style:font-size-asian="10.5pt" style:font-size-complex="10.5pt"/>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T233" style:parent-style-name="Standardskrifttypeiafsnit" style:family="text">
      <style:text-properties fo:language="en" fo:country="US"/>
    </style:style>
    <style:style style:name="T234" style:parent-style-name="Standardskrifttypeiafsnit" style:family="text">
      <style:text-properties fo:language="da" fo:country="DK"/>
    </style:style>
    <style:style style:name="T235" style:parent-style-name="Standardskrifttypeiafsnit" style:family="text">
      <style:text-properties style:font-name="Arial" style:font-name-complex="Arial" fo:font-size="10.5pt" style:font-size-asian="10.5pt" style:font-size-complex="10.5pt"/>
    </style:style>
    <style:style style:name="T236" style:parent-style-name="Standardskrifttypeiafsnit" style:family="text">
      <style:text-properties style:font-name="Courier New" style:font-name-complex="Courier New" fo:font-size="10.5pt" style:font-size-asian="10.5pt" style:font-size-complex="10.5pt"/>
    </style:style>
    <style:style style:name="T237" style:parent-style-name="Standardskrifttypeiafsnit" style:family="text">
      <style:text-properties style:font-name="Arial" style:font-name-complex="Arial" fo:font-size="10.5pt" style:font-size-asian="10.5pt" style:font-size-complex="10.5pt"/>
    </style:style>
    <style:style style:name="P238" style:parent-style-name="Normal" style:family="paragraph">
      <style:text-properties fo:language="da" fo:country="DK"/>
    </style:style>
    <style:style style:name="T239" style:parent-style-name="Standardskrifttypeiafsnit" style:family="text">
      <style:text-properties style:font-name="Arial" style:font-name-complex="Arial" fo:font-size="10.5pt" style:font-size-asian="10.5pt" style:font-size-complex="10.5pt"/>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T247" style:parent-style-name="Standardskrifttypeiafsnit" style:family="text">
      <style:text-properties style:font-name="Arial" style:font-name-complex="Arial" fo:font-size="10.5pt" style:font-size-asian="10.5pt" style:font-size-complex="10.5pt"/>
    </style:style>
    <style:style style:name="T248" style:parent-style-name="Standardskrifttypeiafsnit" style:family="text">
      <style:text-properties fo:language="en" fo:country="US"/>
    </style:style>
  </office:automatic-styles>
  <office:body>
    <office:text text:use-soft-page-breaks="true">
      <text:p text:style-name="P1">Bloom filters</text:p>
      <text:p text:style-name="Normal"><text:span text:style-name="T2">What is a bloom filter?</text:span></text:p>
      <text:p text:style-name="P3">En Bloom filter er en data struktur som er baseret på tilfælde hvor man kan finde om et element potentielt er en del af en mængde eller om en under ingen omstændigheder er et del af et set. Det vil kunne fejltage om et element virkeligt findes i et sæt men det vil aldrig kunne fejle på om et element ikke er til stedet i et sæt. Elementer kan tilføjes til et sæt men ikke fjernes igen. Desto flere elementer der findes i et sæt desto støre er chancen for falske positiv. Men falske negative kan ikke forekomme. Det drejer sig om at søge ikke eksisterende nøgler</text:p>
      <text:p text:style-name="Normal"><text:span text:style-name="T4">What is an advantage of bloom filters over hash tables?</text:span></text:p>
      <text:p text:style-name="P5">Fordelen opstår i pladsforbrug hvilket der også var nok den vigtigste aspekt i kreeringen. Fordelen kommer nok især når bloomfilterer når sådan en lille størrelse at man godt kan opbevare dem i en clients webbrowser fremfor at det altid skal hentes fra en ”remote” server for at blive verificeret. Dette sparrer meget tid. Det er dermed mest brugbar når man har et datasæt som er for stort til at blive opbevaret på disken.<text:s/></text:p>
      <text:p text:style-name="P6"/>
      <text:p text:style-name="Normal"><text:span text:style-name="T7">What is a disadvantage of bloom filters</text:span><text:span text:style-name="T8">?</text:span></text:p>
      <text:p text:style-name="P9">Bloomfilter kan han falske positive hvilket der ikke må være tilladt i mange former for systemer. Der må f. eks ikke findes falske positiver i sygehus væsenet eller bak systemet f. eks hvis. Det er derfor begrænset til håndtering af data i brancher hvor falske positive ikke er et fint indbytte.<text:s/></text:p>
      <text:p text:style-name="P10">Bloomfiltere kan i sig selv heller ikke slette elementer fra sig. Dette kan også give en del omtanke.<text:s/></text:p>
      <text:p text:style-name="P11"/>
      <text:p text:style-name="P12">Using language of choice python3.</text:p>
      <text:p text:style-name="P13"/>
      <text:p text:style-name="Normal"><text:span text:style-name="T14">If you are to store one million ASCII strings with an average size of 10characters in a hash set, what would be the approximate space consump-tion?</text:span></text:p>
      <text:p text:style-name="P15">Pladsforbruget af en million ascii strings med en gennemsnitlig størrelse på 10 karakterer i et hash set. I java har et hashset 32 bytes per element. ASCII værdier 0-127 er dog gemt i en enkelt byte kun. Så hvis ascii karakterer kun er fra 0-127 ville de alle kunne fyldes i en byte hver.</text:p>
      <text:p text:style-name="P16"/>
      <text:p text:style-name="P17">For at teste størrelsen af ascii strings mod normale strings bruger jeg en python terminal. Jeg<text:s/>benytter metoden</text:p>
      <text:p text:style-name="P18">def isascii(s):</text:p>
      <text:p text:style-name="P19"><text:s text:c="4"/>"""Check if the characters in string s are in ASCII, U+0-U+7F."""</text:p>
      <text:p text:style-name="P20"><text:s text:c="4"/>return len(s) == len(s.encode())</text:p>
      <text:p text:style-name="P21">og kører den fra min terminal med</text:p>
      <text:p text:style-name="FormateretHTML"><text:span text:style-name="hljs-meta">&gt;&gt;&gt;<text:s/></text:span><text:span text:style-name="HTML-kode">isascii(</text:span><text:span text:style-name="hljs-string">"</text:span><text:span text:style-name="T22">♥</text:span><text:span text:style-name="hljs-string">O</text:span><text:span text:style-name="T23">◘♦♥</text:span><text:span text:style-name="hljs-string">O</text:span><text:span text:style-name="T24">◘♦</text:span><text:span text:style-name="hljs-string">"</text:span><text:span text:style-name="HTML-kode">)</text:span></text:p>
      <text:p text:style-name="FormateretHTML"><text:span text:style-name="hljs-literal">False</text:span></text:p>
      <text:p text:style-name="FormateretHTML"><text:span text:style-name="hljs-meta">&gt;&gt;&gt;<text:s/></text:span><text:span text:style-name="HTML-kode">isascii(</text:span><text:span text:style-name="hljs-string">"Python"</text:span><text:span text:style-name="HTML-kode">)</text:span></text:p>
      <text:p text:style-name="FormateretHTML"><text:span text:style-name="hljs-literal">True</text:span></text:p>
      <text:soft-page-break/>
      <text:p text:style-name="P25">Hvilket der viser hvordan de første 127 bogstaver fylder mindre da disse er ascii værdier.<text:s/>Det værdifulde som går tabt ved hashset og sets er memory da man kan løbe tør for dette ved store mængder af data.<text:s/>Et hashSet kan dertil havde en big o notation af o(1) imens en arrayliste kan havde (n).<text:s/></text:p>
      <text:p text:style-name="P26"/>
      <text:p text:style-name="P27">Hvis man kun bruger de første 127 vil være character være en byte vel. Så 10 karakter = 10 bytes * 1 million er måske 10 million bytes. Dette ville måske så kun fylde omkring 10 MB memory?<text:s/>Så snart man skal op på flere hundrede MB eller GB løber de fleste computere tom for plads.<text:s/></text:p>
      <text:p text:style-name="P28"/>
      <text:p text:style-name="Normal"><text:span text:style-name="T29">The following equation gives the required number of bits of space per</text:span><text:span text:style-name="T30"><text:s/></text:span><text:span text:style-name="T31">inserted key, where</text:span><text:span text:style-name="T32"><text:s/></text:span><text:span text:style-name="T33">E</text:span><text:span text:style-name="T34"><text:s/></text:span><text:span text:style-name="T35">is the false positive rate.</text:span></text:p>
      <text:p text:style-name="P36"><text:span text:style-name="T37">b= 1.44log</text:span><text:span text:style-name="T38">2</text:span><text:span text:style-name="T39">(1/E)</text:span></text:p>
      <text:p text:style-name="P40">I bloom filters har vi vores falske positive rate af data som måske er til stede.<text:s/>Jeg vil prøve at<text:s/>demonstrere<text:s/>dette med python. Log2 kan blive repræsenteret med:</text:p>
      <text:p text:style-name="P41">&gt;&gt;&gt; import math</text:p>
      <text:p text:style-name="P42">&gt;&gt;&gt; math.log2(1/0.10)</text:p>
      <text:p text:style-name="P43">3.321928094887362</text:p>
      <text:p text:style-name="P44">&gt;&gt;&gt; math.log2(1/0.001)</text:p>
      <text:p text:style-name="P45">9.965784284662087</text:p>
      <text:p text:style-name="P46">&gt;&gt;&gt;</text:p>
      <text:p text:style-name="P47">Her vises med en fejl rate af 10% vs 0.1%.<text:s/>denne burde så ganges med 1.44 for at få bits vel.</text:p>
      <text:p text:style-name="P48">&gt;&gt;&gt; 1.44 * (math.log2(1/0.001))</text:p>
      <text:p text:style-name="P49">14.350729369913404</text:p>
      <text:p text:style-name="P50">Dette må så være plads forbruget af bits ved fejl raten<text:s/>hvis vi sikrer at alt input kun er asci 0-127.</text:p>
      <text:p text:style-name="Normal"><text:span text:style-name="T51">How many bits per element are required for a 1% false positive rate?</text:span></text:p>
      <text:p text:style-name="P52">Jeg tænker så at dette måske ville være<text:s/></text:p>
      <text:p text:style-name="P53">1.44 * (math.log2(1/0.01))</text:p>
      <text:p text:style-name="P54">9.567152913275603</text:p>
      <text:p text:style-name="Normal"><text:span text:style-name="T55">How many bits per element are required for a 5% false positive rate?</text:span></text:p>
      <text:p text:style-name="P56">Dette ville så være</text:p>
      <text:p text:style-name="P57">&gt;&gt;&gt; 1.44 * (math.log2(1/0.05))</text:p>
      <text:p text:style-name="P58">6.223576456637802</text:p>
      <text:p text:style-name="P59"><text:s/></text:p>
      <text:soft-page-break/>
      <text:p text:style-name="Normal"><text:span text:style-name="T60">If you are to store one million ASCII strings with an average size of 10characters in a bloom filter, what would be the approximate space con-sumption, given an allowed false positive rate of 5%?</text:span></text:p>
      <text:p text:style-name="P61">Dette ville<text:s/>jeg gøre med min python terminal som eksempel:<text:s/></text:p>
      <text:p text:style-name="P62">&gt;&gt;&gt; bits_space_consumption = 1.44 * (math.log2(1/0.05))</text:p>
      <text:p text:style-name="P63">bits_space_consumption *= 10000000</text:p>
      <text:p text:style-name="P64">&gt;&gt;&gt; bits_space_consumption</text:p>
      <text:p text:style-name="Normal"><text:span text:style-name="T65">62235764.56637802 dette må så væres bits hvilket der skulle mene</text:span><text:span text:style-name="T66"><text:s/>det ville fylde<text:s/></text:span>7.77947057 megabytes<text:span text:style-name="T67"><text:s/>i hukommelsen for at</text:span><text:span text:style-name="T68"><text:s/></text:span><text:span text:style-name="T69">kunne køre hvilket der er et meget lille aftryk som fint er håndter bare med computere nu om dage men hvilket nok fyldte alt for meget plads engang før i tiden.<text:s/></text:span></text:p>
      <text:p text:style-name="P70"/>
      <text:p text:style-name="P71"/>
      <text:p text:style-name="P72">Task 3 hoffman coding</text:p>
      <text:list text:style-name="LFO1" text:continue-numbering="true">
        <text:list-item>
          <text:p text:style-name="P73"><text:span text:style-name="T74">Generate Huffmann Code (and draw the Huffmann Tree) based on the</text:span><text:span text:style-name="T75"><text:s/></text:span><text:span text:style-name="T76">following string: “beebs beepps!!!!! their eerie ears hear pears</text:span></text:p>
        </text:list-item>
      </text:list>
      <text:p text:style-name="P77">i -&gt; 00000</text:p>
      <text:p text:style-name="P78">e -&gt; 00001</text:p>
      <text:p text:style-name="P79"><text:s text:c="2"/>-&gt; 00010</text:p>
      <text:p text:style-name="P80">e -&gt; 00011</text:p>
      <text:p text:style-name="P81">a -&gt; 00100</text:p>
      <text:p text:style-name="P82">r -&gt; 00101</text:p>
      <text:p text:style-name="P83">s -&gt; 00110</text:p>
      <text:p text:style-name="P84"><text:s text:c="2"/>-&gt; 00111</text:p>
      <text:p text:style-name="P85">h -&gt; 01000</text:p>
      <text:p text:style-name="P86">e -&gt; 01001</text:p>
      <text:p text:style-name="P87">a -&gt; 01010</text:p>
      <text:p text:style-name="P88">r -&gt; 01011</text:p>
      <text:p text:style-name="P89"><text:s text:c="2"/>-&gt; 01100</text:p>
      <text:p text:style-name="P90">p -&gt; 01101</text:p>
      <text:p text:style-name="P91">e -&gt; 01110</text:p>
      <text:p text:style-name="P92">a -&gt; 01111</text:p>
      <text:p text:style-name="P93">r -&gt; 10000</text:p>
      <text:p text:style-name="P94">s -&gt; 10001</text:p>
      <text:soft-page-break/>
      <text:p text:style-name="P95">b -&gt; 100100</text:p>
      <text:p text:style-name="P96">e -&gt; 100101</text:p>
      <text:p text:style-name="P97">e -&gt; 100110</text:p>
      <text:p text:style-name="P98">b -&gt; 100111</text:p>
      <text:p text:style-name="P99">s -&gt; 101000</text:p>
      <text:p text:style-name="P100"><text:s text:c="2"/>-&gt; 101001</text:p>
      <text:p text:style-name="P101">b -&gt; 101010</text:p>
      <text:p text:style-name="P102">e -&gt; 101011</text:p>
      <text:p text:style-name="P103">e -&gt; 101100</text:p>
      <text:p text:style-name="P104">p -&gt; 101101</text:p>
      <text:p text:style-name="P105">p -&gt; 101110</text:p>
      <text:p text:style-name="P106">s -&gt; 101111</text:p>
      <text:p text:style-name="P107">! -&gt; 110000</text:p>
      <text:p text:style-name="P108">! -&gt; 110001</text:p>
      <text:p text:style-name="P109">! -&gt; 110010</text:p>
      <text:p text:style-name="P110">! -&gt; 110011</text:p>
      <text:p text:style-name="P111">! -&gt; 110100</text:p>
      <text:p text:style-name="P112"><text:s text:c="2"/>-&gt; 110101</text:p>
      <text:p text:style-name="P113"><text:s text:c="2"/>-&gt; 110110</text:p>
      <text:p text:style-name="P114">t -&gt; 110111</text:p>
      <text:p text:style-name="P115">h -&gt; 111000</text:p>
      <text:p text:style-name="P116">e -&gt; 111001</text:p>
      <text:p text:style-name="P117">i -&gt; 111010</text:p>
      <text:p text:style-name="P118">r -&gt; 111011</text:p>
      <text:p text:style-name="P119"><text:s text:c="2"/>-&gt; 111100</text:p>
      <text:p text:style-name="P120">e -&gt; 111101</text:p>
      <text:p text:style-name="P121">e -&gt; 111110</text:p>
      <text:p text:style-name="P122">r -&gt; 111111</text:p>
      <text:p text:style-name="P123"/>
      <text:p text:style-name="Normal"><text:span text:style-name="T124">How many bits is the compressed string? How many bits is the raw ASCII</text:span><text:span text:style-name="T125"><text:s/></text:span><text:span text:style-name="T126">string?</text:span></text:p>
      <text:p text:style-name="P127">compressed total size?</text:p>
      <text:soft-page-break/>
      <text:p text:style-name="P128">46</text:p>
      <text:p text:style-name="P129">raw ascii bit</text:p>
      <text:p text:style-name="P130">46</text:p>
      <text:p text:style-name="P131">Hvis stringen kun er alle første 127 tegn vil være character kun fylde en byte og dermed ville dens maksimale bits forbrug være disse 46.<text:s/></text:p>
      <text:p text:style-name="Normal"><text:span text:style-name="T132">Compress “pete is here” with the Huffmann tree from before.</text:span></text:p>
      <text:p text:style-name="P133">h -&gt; 000</text:p>
      <text:p text:style-name="P134">e -&gt; 001</text:p>
      <text:p text:style-name="P135">r -&gt; 010</text:p>
      <text:p text:style-name="P136">e -&gt; 011</text:p>
      <text:p text:style-name="P137">p -&gt; 1000</text:p>
      <text:p text:style-name="P138">e -&gt; 1001</text:p>
      <text:p text:style-name="P139">t -&gt; 1010</text:p>
      <text:p text:style-name="P140">e -&gt; 1011</text:p>
      <text:p text:style-name="P141"><text:s text:c="2"/>-&gt; 1100</text:p>
      <text:p text:style-name="P142">i -&gt; 1101</text:p>
      <text:p text:style-name="P143">s -&gt; 1110</text:p>
      <text:p text:style-name="Normal"><text:span text:style-name="T144"><text:s text:c="2"/></text:span><text:span text:style-name="T145">-&gt; 1111</text:span></text:p>
      <text:p text:style-name="Normal"><text:span text:style-name="T146">Write your own 10 word sentence. Generate the Huffmann Code (a newHuffmann Tree), and write a new compressed message (ie. in binary).Swap with one of your fellow students, and decompress each other’s mes-sage</text:span></text:p>
      <text:p text:style-name="P147">Jeg skrev følgende sætning<text:s/>str1 = "this is a longer str sentence after all"</text:p>
      <text:p text:style-name="P148"><text:s text:c="4"/>freq = [4, 1, 2, 4, 3, 3, 1, 3, 1, 4, 3]</text:p>
      <text:p text:style-name="P149">med denne tilsvarende frekvens og kunne dermed i python opnå følgende resultater:</text:p>
      <text:p text:style-name="P150"/>
      <text:p text:style-name="P151">e -&gt; 00000</text:p>
      <text:p text:style-name="P152">r -&gt; 00001</text:p>
      <text:p text:style-name="P153"><text:s text:c="2"/>-&gt; 00010</text:p>
      <text:p text:style-name="P154">s -&gt; 00011</text:p>
      <text:p text:style-name="P155">t -&gt; 00100</text:p>
      <text:p text:style-name="P156">r -&gt; 00101</text:p>
      <text:p text:style-name="P157"><text:s text:c="2"/>-&gt; 00110</text:p>
      <text:soft-page-break/>
      <text:p text:style-name="P158">s -&gt; 00111</text:p>
      <text:p text:style-name="P159">e -&gt; 01000</text:p>
      <text:p text:style-name="P160">n -&gt; 01001</text:p>
      <text:p text:style-name="P161">t -&gt; 01010</text:p>
      <text:p text:style-name="P162">e -&gt; 01011</text:p>
      <text:p text:style-name="P163">n -&gt; 01100</text:p>
      <text:p text:style-name="P164">c -&gt; 01101</text:p>
      <text:p text:style-name="P165">e -&gt; 01110</text:p>
      <text:p text:style-name="P166"><text:s text:c="2"/>-&gt; 01111</text:p>
      <text:p text:style-name="P167">a -&gt; 10000</text:p>
      <text:p text:style-name="P168">f -&gt; 10001</text:p>
      <text:p text:style-name="P169">t -&gt; 10010</text:p>
      <text:p text:style-name="P170">e -&gt; 10011</text:p>
      <text:p text:style-name="P171">r -&gt; 10100</text:p>
      <text:p text:style-name="P172"><text:s text:c="2"/>-&gt; 10101</text:p>
      <text:p text:style-name="P173">a -&gt; 10110</text:p>
      <text:p text:style-name="P174">l -&gt; 10111</text:p>
      <text:p text:style-name="P175">l -&gt; 11000</text:p>
      <text:p text:style-name="P176">t -&gt; 110010</text:p>
      <text:p text:style-name="P177">h -&gt; 110011</text:p>
      <text:p text:style-name="P178">i -&gt; 110100</text:p>
      <text:p text:style-name="P179">s -&gt; 110101</text:p>
      <text:p text:style-name="P180"><text:s text:c="2"/>-&gt; 110110</text:p>
      <text:p text:style-name="P181">i -&gt; 110111</text:p>
      <text:p text:style-name="P182">s -&gt; 111000</text:p>
      <text:p text:style-name="P183"><text:s text:c="2"/>-&gt; 111001</text:p>
      <text:p text:style-name="P184">a -&gt; 111010</text:p>
      <text:p text:style-name="P185"><text:s text:c="2"/>-&gt; 111011</text:p>
      <text:p text:style-name="P186">l -&gt; 111100</text:p>
      <text:p text:style-name="P187">o -&gt; 111101</text:p>
      <text:p text:style-name="P188">n -&gt; 111110</text:p>
      <text:soft-page-break/>
      <text:p text:style-name="P189">g -&gt; 111111</text:p>
      <text:p text:style-name="P190"/>
      <text:p text:style-name="Normal"><text:span text:style-name="T191">Map the list of numbers to a list of their square roots: [1, 9, 16, 100]</text:span></text:p>
      <text:p text:style-name="P192">var numbers =<text:s/></text:p>
      <text:p text:style-name="P193"><text:s text:c="4"/>[1, 9, 16, 100]</text:p>
      <text:p text:style-name="P194"/>
      <text:p text:style-name="P195">numbers</text:p>
      <text:p text:style-name="P196"/>
      <text:p text:style-name="P197">let result = numbers.map(x =&gt; x ** 2);</text:p>
      <text:p text:style-name="P198">console.log(result);</text:p>
      <text:p text:style-name="P199">result<text:s/></text:p>
      <text:p text:style-name="P200">(4) […]</text:p>
      <text:p text:style-name="P201">​</text:p>
      <text:p text:style-name="P202">0: 1</text:p>
      <text:p text:style-name="P203">​</text:p>
      <text:p text:style-name="P204">1: 81</text:p>
      <text:p text:style-name="P205">​</text:p>
      <text:p text:style-name="P206">2: 256</text:p>
      <text:p text:style-name="P207">​</text:p>
      <text:p text:style-name="P208">3: 10000</text:p>
      <text:p text:style-name="P209">​</text:p>
      <text:p text:style-name="P210">length: 4</text:p>
      <text:p text:style-name="P211">​</text:p>
      <text:p text:style-name="P212">&lt;prototype&gt;: Array []</text:p>
      <text:p text:style-name="P213"/>
      <text:p text:style-name="Normal"><text:span text:style-name="T214">Map the list of words so each is wrapped in a&lt;h1&gt;tag: [“Intro”, “Re-quirements”, “Analysis”, “Implementation”, “Conclusion”, “Discussion”,“References”</text:span></text:p>
      <text:p text:style-name="P215">var words = ['Intro', 'Re-quirements', 'Analysis', 'Implementation', 'Conclusion', 'Discussion','References']</text:p>
      <text:p text:style-name="P216">words.forEach(c=&gt; {</text:p>
      <text:p text:style-name="P217"><text:s text:c="5"/>document.write("&lt;h1&gt;" + c + "&lt;/h1&gt;");</text:p>
      <text:p text:style-name="P218"><text:s text:c="2"/>});</text:p>
      <text:p text:style-name="Normal"><text:span text:style-name="T219">Use map to uppercase the words (all letters): [“i’m”, “yelling”, “today</text:span><text:span text:style-name="T220">]</text:span></text:p>
      <text:p text:style-name="P221">var lowercase = ['i’m', 'yelling', 'today']</text:p>
      <text:p text:style-name="P222"/>
      <text:p text:style-name="P223">lowercase.forEach(c=&gt; {</text:p>
      <text:p text:style-name="P224"><text:s text:c="5"/>document.write(c.toUpperCase());</text:p>
      <text:soft-page-break/>
      <text:p text:style-name="P225"><text:s text:c="5"/></text:p>
      <text:p text:style-name="P226"><text:s text:c="2"/>});</text:p>
      <text:p text:style-name="Normal">I’MYELLINGTODAY</text:p>
      <text:p text:style-name="Normal"><text:span text:style-name="T227">Use map to transform words into their lengths: [“I”, “have”, “looooooong”,“words”]</text:span></text:p>
      <text:p text:style-name="P228">var words1 = ['i', 'have', 'looooooong', 'words']</text:p>
      <text:p text:style-name="P229"/>
      <text:p text:style-name="P230">words1.forEach(c=&gt; {</text:p>
      <text:p text:style-name="P231"><text:s text:c="5"/>document.write(c.length + "\n");</text:p>
      <text:p text:style-name="P232"><text:s text:c="5"/></text:p>
      <text:p text:style-name="Normal"><text:span text:style-name="T233"><text:s text:c="2"/></text:span><text:span text:style-name="T234">});</text:span><text:s/>1 4 10 5</text:p>
      <text:p text:style-name="Normal"/>
      <text:p text:style-name="Normal"><text:span text:style-name="T235">Get the json file</text:span><text:span text:style-name="T236">comics.json</text:span><text:span text:style-name="T237">from the course site. Paste it into yourbrowser’s Javascript console. Use map to get all the image urls, and wrapthem in img-tags.</text:span></text:p>
      <text:p text:style-name="P238">Kunne jeg desvære ikke finde indtil videre hvor denne skulle være placeret.</text:p>
      <text:p text:style-name="Normal"><text:span text:style-name="T239">Use reduce to sum the array of numbers: [1,2,3,4,5]</text:span></text:p>
      <text:p text:style-name="P240">var numbers = [1,2,3,4,5]</text:p>
      <text:p text:style-name="P241"><text:s text:c="5"/>document.write(numbers.reduce(myFunc));</text:p>
      <text:p text:style-name="P242"/>
      <text:p text:style-name="P243">function myFunc(total, num) {</text:p>
      <text:p text:style-name="P244"><text:s text:c="2"/>return total - num;</text:p>
      <text:p text:style-name="P245">}</text:p>
      <text:p text:style-name="Normal">-13</text:p>
      <text:p text:style-name="P246"/>
      <text:p text:style-name="Normal"><text:span text:style-name="T247">Use reduce to sum the x-value of the objects in the array: [{x: 1},{x:2},{x: 3}]</text:span></text:p>
      <text:p text:style-name="Normal"><text:span text:style-name="T248">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FormateretHTML" style:display-name="Formateret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FormateretHTMLTegn" style:display-name="Formateret HTML Tegn" style:family="text" style:parent-style-name="Standardskrifttypeiafsnit">
      <style:text-properties style:font-name="Courier New" style:font-name-asian="Times New Roman" style:font-name-complex="Courier New" fo:font-size="10pt" style:font-size-asian="10pt" style:font-size-complex="10pt" fo:language="en" fo:country="DK" style:language-asian="en" style:country-asian="DK"/>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hljs-function" style:display-name="hljs-function" style:family="text" style:parent-style-name="Standardskrifttypeiafsnit"/>
    <style:style style:name="hljs-keyword" style:display-name="hljs-keyword" style:family="text" style:parent-style-name="Standardskrifttypeiafsnit"/>
    <style:style style:name="hljs-title" style:display-name="hljs-title" style:family="text" style:parent-style-name="Standardskrifttypeiafsnit"/>
    <style:style style:name="hljs-params" style:display-name="hljs-params" style:family="text" style:parent-style-name="Standardskrifttypeiafsnit"/>
    <style:style style:name="hljs-string" style:display-name="hljs-string" style:family="text" style:parent-style-name="Standardskrifttypeiafsnit"/>
    <style:style style:name="hljs-built_in" style:display-name="hljs-built_in" style:family="text" style:parent-style-name="Standardskrifttypeiafsnit"/>
    <style:style style:name="hljs-meta" style:display-name="hljs-meta" style:family="text" style:parent-style-name="Standardskrifttypeiafsnit"/>
    <style:style style:name="hljs-literal" style:display-name="hljs-literal"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style:style style:name="message-flex-body" style:display-name="message-flex-body" style:family="text" style:parent-style-name="Standardskrifttypeiafsnit"/>
    <style:style style:name="cm-variable" style:display-name="cm-variable" style:family="text" style:parent-style-name="Standardskrifttypeiafsnit"/>
    <style:style style:name="objectbox" style:display-name="objectbox" style:family="text" style:parent-style-name="Standardskrifttypeiafsnit"/>
    <style:style style:name="objecttitle" style:display-name="objecttitle" style:family="text" style:parent-style-name="Standardskrifttypeiafsnit"/>
    <style:style style:name="objectlengthbubble" style:display-name="objectlengthbubble" style:family="text" style:parent-style-name="Standardskrifttypeiafsnit"/>
    <style:style style:name="arrayleftbracket" style:display-name="arrayleftbracket" style:family="text" style:parent-style-name="Standardskrifttypeiafsnit"/>
    <style:style style:name="more-ellipsis" style:display-name="more-ellipsis" style:family="text" style:parent-style-name="Standardskrifttypeiafsnit"/>
    <style:style style:name="arrayrightbracket" style:display-name="arrayrightbracket" style:family="text" style:parent-style-name="Standardskrifttypeiafsnit"/>
    <style:style style:name="tree-indent" style:display-name="tree-indent" style:family="text" style:parent-style-name="Standardskrifttypeiafsnit"/>
    <style:style style:name="object-label" style:display-name="object-label" style:family="text" style:parent-style-name="Standardskrifttypeiafsnit"/>
    <style:style style:name="object-delimiter" style:display-name="object-delimiter" style:family="text" style:parent-style-name="Standardskrifttypeiafsni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complex="Arial" fo:font-size="12.5pt" style:font-size-asian="12.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n Falk Moustesgård</meta:initial-creator>
    <dc:creator>Christian Falk Moustesgård</dc:creator>
    <meta:creation-date>2021-03-27T10:58:00Z</meta:creation-date>
    <dc:date>2021-04-06T18:34:00Z</dc:date>
    <meta:template xlink:href="Normal" xlink:type="simple"/>
    <meta:editing-cycles>98</meta:editing-cycles>
    <meta:editing-duration>PT233640S</meta:editing-duration>
    <meta:document-statistic meta:page-count="8" meta:paragraph-count="15" meta:word-count="1195" meta:character-count="7996" meta:row-count="56" meta:non-whitespace-character-count="6816"/>
  </office:meta>
</office:document-meta>
</file>